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5ee17" officeooo:paragraph-rsid="0025ee17" style:font-size-asian="12pt" style:font-size-complex="12pt"/>
    </style:style>
    <style:style style:name="P4" style:family="paragraph" style:parent-style-name="Standard">
      <style:text-properties officeooo:paragraph-rsid="001d189d"/>
    </style:style>
    <style:style style:name="P5" style:family="paragraph" style:parent-style-name="Text_20_body">
      <style:text-properties style:font-name="Times New Roman" fo:font-weight="normal" officeooo:paragraph-rsid="001d189d" style:font-weight-asian="normal" style:font-weight-complex="normal"/>
    </style:style>
    <style:style style:name="P6" style:family="paragraph" style:parent-style-name="Text_20_body">
      <style:text-properties style:font-name="Times New Roman" fo:font-weight="normal" officeooo:paragraph-rsid="001dc39b" style:font-weight-asian="normal" style:font-weight-complex="normal"/>
    </style:style>
    <style:style style:name="P7" style:family="paragraph" style:parent-style-name="Text_20_body">
      <style:text-properties style:font-name="Times New Roman" fo:font-weight="normal" officeooo:rsid="00278998" officeooo:paragraph-rsid="00278998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paragraph-rsid="001dc39b" style:font-weight-asian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rsid="00278998" officeooo:paragraph-rsid="00278998" style:font-weight-asian="normal" style:font-weight-complex="normal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rsid="00279e2f" officeooo:paragraph-rsid="00279e2f" style:font-weight-asian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25ee17"/>
    </style:style>
    <style:style style:name="T5" style:family="text">
      <style:text-properties officeooo:rsid="00278998"/>
    </style:style>
    <style:style style:name="T6" style:family="text">
      <style:text-properties officeooo:rsid="00279e2f"/>
    </style:style>
    <style:style style:name="T7" style:family="text">
      <style:text-properties officeooo:rsid="0027c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Visualizza stato iscrizione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<text:span text:style-name="T4">Elena Risi</text:span> – <text:span text:style-name="T4">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5">1.<text:span text:style-name="T5">Elena</text:span> <text:span text:style-name="T5">vuole controllare lo stato dell'iscrizione di suo figlio Luca all'asilo nido aziendale “Roberto Mazzetti”</text:span></text:p>
            <text:p text:style-name="P5">2.<text:span text:style-name="T5">Elena</text:span> accende il suo PC. </text:p>
            <text:p text:style-name="P5">3.Si connette alla rete.</text:p>
            <text:p text:style-name="P5">4.Accede al sito <text:span text:style-name="T2">dell'asilo Mazzetti.</text:span></text:p>
            <text:p text:style-name="P6">5.Effettua l'autenticazione,<text:span text:style-name="T3"> inserendo “</text:span><text:span text:style-name="T5">Elena</text:span><text:span text:style-name="T3">” nel campo username e “</text:span><text:span text:style-name="T5">Risi70</text:span><text:span text:style-name="T3">” nel campo password.</text:span></text:p>
            <text:p text:style-name="P8"><text:span text:style-name="T3">6.Il sistema riconosce </text:span><text:span text:style-name="T5">Elena</text:span> <text:span text:style-name="T3">c</text:span><text:span text:style-name="T1">ome </text:span><text:span text:style-name="T5">personale docente.</text:span></text:p>
            <text:p text:style-name="P7">7.Elena sceglie dal menu l'opzione “Visualizza stato iscrizione”.</text:p>
            <text:p text:style-name="P9">8.Il sistema visualizza la scritta “Iscrizione non concessa”, nel campo posto in graduatoria visualizza “/” e nel campo motivazione vi è scritto “Iscrizione non regolarizzata entro i termini previsti dal bando”.</text:p>
            <text:p text:style-name="P10">9.Il sistema visualizza il modulo per il rimborso della cauzione.</text:p>
            <text:p text:style-name="P7"><text:span text:style-name="T7">10</text:span>.Elena <text:span text:style-name="T6">stampa il modulo e </text:span>chiude il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8T12:17:27.76</dc:date>
    <meta:editing-duration>PT20M51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21" meta:character-count="852" meta:non-whitespace-character-count="743"/>
  </office:meta>
</office:document-meta>
</file>